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3" style:family="graphic" style:parent-style-name="objectwithoutfill">
      <style:graphic-properties svg:stroke-color="#000000" draw:fill="solid" draw:fill-color="#729fcf" draw:textarea-vertical-align="middle"/>
    </style:style>
    <style:style style:name="gr4" style:family="graphic" style:parent-style-name="objectwithoutfill">
      <style:graphic-properties svg:stroke-color="#000000" draw:fill="solid" draw:fill-color="#729fcf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2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6cm" svg:height="0.962cm" svg:x="6.065cm" svg:y="3.376cm">
          <draw:text-box>
            <text:p>Info</text:p>
          </draw:text-box>
        </draw:frame>
        <draw:frame draw:style-name="gr2" draw:text-style-name="P1" draw:layer="layout" svg:width="2.86cm" svg:height="1.062cm" svg:x="11.3cm" svg:y="3.6cm">
          <draw:text-box draw:corner-radius="1.4cm">
            <text:p>LeReste</text:p>
          </draw:text-box>
        </draw:frame>
        <draw:path draw:style-name="gr3" draw:text-style-name="P2" draw:layer="layout" svg:width="3.1cm" svg:height="1.53cm" draw:transform="rotate (-2.62113547064508) translate (7.19020244261072cm 6.24405922401918cm)" svg:viewBox="0 0 3101 1531" svg:d="M0 1531c578-99 1252 145 1786-321 392-341 659-756 1103-1021l212-189">
          <text:p/>
        </draw:path>
        <draw:path draw:style-name="gr3" draw:text-style-name="P2" draw:layer="layout" svg:width="2.869cm" svg:height="0.094cm" draw:transform="rotate (-1.5707963267949) translate (6.51802376356003cm 5.32cm)" svg:viewBox="0 0 2870 95" svg:d="M0 0c599-2 1193 123 1794 89h448 448l180-45">
          <text:p/>
        </draw:path>
        <draw:path draw:style-name="gr4" draw:text-style-name="P2" draw:layer="layout" svg:width="3.657cm" svg:height="0.954cm" draw:transform="rotate (-0.908967474438647) translate (7.22156091834971cm 4.80768698369599cm)" svg:viewBox="0 0 3658 955" svg:d="M0 323c574 83 1112-173 1656-302 603-143 930 492 1479 584l416 267 107 83">
          <text:p/>
        </draw:path>
        <draw:frame draw:style-name="gr5" draw:text-style-name="P1" draw:layer="layout" svg:width="1.666cm" svg:height="0.962cm" svg:x="3.834cm" svg:y="8.338cm">
          <draw:text-box>
            <text:p>TP1</text:p>
          </draw:text-box>
        </draw:frame>
        <draw:frame draw:style-name="gr6" draw:text-style-name="P1" draw:layer="layout" svg:width="1.7cm" svg:height="1.673cm" svg:x="6.1cm" svg:y="8.338cm">
          <draw:text-box>
            <text:p>TP2</text:p>
          </draw:text-box>
        </draw:frame>
        <draw:frame draw:style-name="gr5" draw:text-style-name="P1" draw:layer="layout" svg:width="1.666cm" svg:height="0.962cm" svg:x="8.434cm" svg:y="8.638cm">
          <draw:text-box>
            <text:p>TP3</text:p>
          </draw:text-box>
        </draw:frame>
        <draw:path draw:style-name="gr3" draw:text-style-name="P2" draw:layer="layout" svg:width="4.797cm" svg:height="4.228cm" svg:x="7.505cm" svg:y="4.634cm" svg:viewBox="0 0 4798 4229" svg:d="M0 13c482-44 959 29 1435 90 661 85 999 745 1570 1031 488 246 1027 402 1480 718 417 292 148 935 313 1390v448 494 45">
          <text:p/>
        </draw:path>
        <draw:path draw:style-name="gr3" draw:text-style-name="P2" draw:layer="layout" svg:width="4.647cm" svg:height="3.706cm" draw:transform="rotate (-2.99917378662706) translate (6.03773572066725cm 7.85458717699584cm)" svg:viewBox="0 0 4648 3707" svg:d="M0 3676c637 61 1249-101 1903 1 535 83 1094-9 1617-221 623-253 790-828 965-1357 150-453 173-944 159-1426l-114-470-152-203">
          <text:p/>
        </draw:path>
        <draw:frame draw:style-name="gr5" draw:text-style-name="P1" draw:layer="layout" svg:width="2.157cm" svg:height="0.962cm" svg:x="2.1cm" svg:y="9.2cm">
          <draw:text-box>
            <text:p>Projet</text:p>
          </draw:text-box>
        </draw:frame>
        <draw:frame draw:style-name="gr5" draw:text-style-name="P1" draw:layer="layout" svg:width="1.666cm" svg:height="0.962cm" svg:x="12.1cm" svg:y="9.6cm">
          <draw:text-box>
            <text:p>TP4</text:p>
          </draw:text-box>
        </draw:frame>
        <draw:path draw:style-name="gr3" draw:text-style-name="P2" draw:layer="layout" svg:width="3.421cm" svg:height="0.2cm" draw:transform="rotate (-1.4461798182025) translate (2.91292680922082cm 10.1239857947051cm)" svg:viewBox="0 0 3422 201" svg:d="M0 89c504 162 935-85 1457-89 602-4 1118 182 1697 167l268 34">
          <text:p/>
        </draw:path>
        <draw:frame draw:style-name="gr5" draw:text-style-name="P1" draw:layer="layout" svg:width="1.56cm" svg:height="0.962cm" svg:x="3.2cm" svg:y="14.2cm">
          <draw:text-box>
            <text:p>Info</text:p>
          </draw:text-box>
        </draw:frame>
        <draw:frame draw:style-name="gr7" draw:text-style-name="P1" draw:layer="layout" svg:width="2.251cm" svg:height="0.962cm" svg:x="16.1cm" svg:y="3.738cm">
          <draw:text-box>
            <text:p>Tem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7T10:32:24.006355516</meta:creation-date>
    <dc:date>2023-09-27T10:38:50.224298510</dc:date>
    <meta:editing-duration>PT6M28S</meta:editing-duration>
    <meta:editing-cycles>1</meta:editing-cycles>
    <meta:document-statistic meta:object-count="15"/>
    <meta:generator>LibreOffice/6.4.7.2$Linux_X86_64 LibreOffice_project/40$Build-2</meta:generator>
  </office:meta>
</office:document-meta>
</file>